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9 Pitch" svg:font-family="'Courier 9 Pitch'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officeooo:rsid="0000dde2" officeooo:paragraph-rsid="001d4db8"/>
    </style:style>
    <style:style style:name="P2" style:family="paragraph" style:parent-style-name="Standard">
      <style:text-properties style:font-name="Arial" fo:language="en" fo:country="US" officeooo:rsid="00029563" officeooo:paragraph-rsid="001d4db8"/>
    </style:style>
    <style:style style:name="P3" style:family="paragraph" style:parent-style-name="Standard">
      <style:text-properties style:font-name="Arial" fo:language="en" fo:country="US" fo:font-weight="bold" officeooo:rsid="0039f3c4" officeooo:paragraph-rsid="0039f3c4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45abd8" officeooo:paragraph-rsid="0045abd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45abd8" officeooo:paragraph-rsid="0045abd8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46df60" officeooo:paragraph-rsid="0046df60" style:font-weight-asian="bold" style:font-weight-complex="bold"/>
    </style:style>
    <style:style style:name="P7" style:family="paragraph" style:parent-style-name="Standard">
      <style:text-properties style:font-name="Arial" fo:language="en" fo:country="US" fo:font-weight="bold" officeooo:rsid="004828a1" officeooo:paragraph-rsid="004828a1" style:font-weight-asian="bold" style:font-weight-complex="bold"/>
    </style:style>
    <style:style style:name="P8" style:family="paragraph" style:parent-style-name="Standard">
      <style:text-properties style:font-name="Arial" fo:language="en" fo:country="US" fo:font-weight="bold" officeooo:rsid="004828a1" officeooo:paragraph-rsid="0048dfaf" style:font-weight-asian="bold" style:font-weight-complex="bold"/>
    </style:style>
    <style:style style:name="P9" style:family="paragraph" style:parent-style-name="Standard">
      <style:text-properties style:font-name="Arial" fo:language="en" fo:country="US" fo:font-weight="bold" officeooo:rsid="0048dfaf" officeooo:paragraph-rsid="0048dfaf" style:font-weight-asian="bold" style:font-weight-complex="bold"/>
    </style:style>
    <style:style style:name="P10" style:family="paragraph" style:parent-style-name="Standard">
      <style:text-properties style:font-name="Arial" fo:language="en" fo:country="US" fo:font-weight="bold" officeooo:rsid="004a3647" officeooo:paragraph-rsid="004a3647" style:font-weight-asian="bold" style:font-weight-complex="bold"/>
    </style:style>
    <style:style style:name="P11" style:family="paragraph" style:parent-style-name="Standard">
      <style:text-properties style:font-name="Arial" fo:language="en" fo:country="US" fo:font-weight="normal" officeooo:rsid="0039f3c4" officeooo:paragraph-rsid="0039f3c4" style:font-weight-asian="normal" style:font-weight-complex="normal"/>
    </style:style>
    <style:style style:name="P12" style:family="paragraph" style:parent-style-name="Standard">
      <style:text-properties style:font-name="Arial" fo:language="en" fo:country="US" fo:font-weight="normal" officeooo:rsid="0039f3c4" officeooo:paragraph-rsid="003d763d" style:font-weight-asian="normal" style:font-weight-complex="normal"/>
    </style:style>
    <style:style style:name="P13" style:family="paragraph" style:parent-style-name="Standard">
      <style:text-properties style:font-name="Arial" fo:language="en" fo:country="US" fo:font-weight="normal" officeooo:rsid="003d2f0f" officeooo:paragraph-rsid="003d2f0f" style:font-weight-asian="normal" style:font-weight-complex="normal"/>
    </style:style>
    <style:style style:name="P14" style:family="paragraph" style:parent-style-name="Standard">
      <style:text-properties style:font-name="Arial" fo:language="en" fo:country="US" fo:font-weight="normal" officeooo:rsid="003bec36" officeooo:paragraph-rsid="003bec36" style:font-weight-asian="normal" style:font-weight-complex="normal"/>
    </style:style>
    <style:style style:name="P15" style:family="paragraph" style:parent-style-name="Standard">
      <style:text-properties style:font-name="Arial" fo:language="en" fo:country="US" fo:font-weight="normal" officeooo:rsid="003ee5f1" officeooo:paragraph-rsid="003ee5f1" style:font-weight-asian="normal" style:font-weight-complex="normal"/>
    </style:style>
    <style:style style:name="P16" style:family="paragraph" style:parent-style-name="Standard">
      <style:text-properties style:font-name="Arial" fo:language="en" fo:country="US" fo:font-weight="normal" officeooo:rsid="0040092a" officeooo:paragraph-rsid="0040092a" style:font-weight-asian="normal" style:font-weight-complex="normal"/>
    </style:style>
    <style:style style:name="P17" style:family="paragraph" style:parent-style-name="Standard">
      <style:text-properties style:font-name="Arial" fo:language="en" fo:country="US" fo:font-weight="normal" officeooo:rsid="0041a943" officeooo:paragraph-rsid="0040092a" style:font-weight-asian="normal" style:font-weight-complex="normal"/>
    </style:style>
    <style:style style:name="P18" style:family="paragraph" style:parent-style-name="Standard">
      <style:text-properties style:font-name="Arial" fo:language="en" fo:country="US" fo:font-weight="normal" officeooo:rsid="0046df60" officeooo:paragraph-rsid="0046df60" style:font-weight-asian="normal" style:font-weight-complex="normal"/>
    </style:style>
    <style:style style:name="P19" style:family="paragraph" style:parent-style-name="Standard">
      <style:text-properties style:font-name="Arial" fo:language="en" fo:country="US" fo:font-weight="normal" officeooo:rsid="004a1352" officeooo:paragraph-rsid="004a1352" style:font-weight-asian="normal" style:font-weight-complex="normal"/>
    </style:style>
    <style:style style:name="P20" style:family="paragraph" style:parent-style-name="Standard">
      <style:text-properties style:font-name="Arial" fo:language="en" fo:country="US" fo:font-weight="normal" officeooo:rsid="004a3647" officeooo:paragraph-rsid="004a3647" style:font-weight-asian="normal" style:font-weight-complex="normal"/>
    </style:style>
    <style:style style:name="P21" style:family="paragraph" style:parent-style-name="Standard">
      <style:text-properties style:font-name="Arial" fo:language="en" fo:country="US" fo:font-weight="normal" officeooo:rsid="004828a1" officeooo:paragraph-rsid="0046df60" style:font-weight-asian="normal" style:font-weight-complex="normal"/>
    </style:style>
    <style:style style:name="P22" style:family="paragraph" style:parent-style-name="Standard">
      <style:text-properties style:font-name="Arial" fo:language="en" fo:country="US" fo:font-weight="normal" officeooo:rsid="004828a1" officeooo:paragraph-rsid="0048dfaf" style:font-weight-asian="normal" style:font-weight-complex="normal"/>
    </style:style>
    <style:style style:name="P23" style:family="paragraph" style:parent-style-name="Standard">
      <style:text-properties style:font-name="Arial" fo:language="en" fo:country="US" fo:font-weight="normal" officeooo:rsid="0048dfaf" officeooo:paragraph-rsid="004828a1" style:font-weight-asian="normal" style:font-weight-complex="normal"/>
    </style:style>
    <style:style style:name="P24" style:family="paragraph" style:parent-style-name="Standard">
      <style:text-properties style:font-name="Arial" fo:language="en" fo:country="US" fo:font-weight="normal" officeooo:rsid="0048dfaf" officeooo:paragraph-rsid="0048dfaf" style:font-weight-asian="normal" style:font-weight-complex="normal"/>
    </style:style>
    <style:style style:name="P25" style:family="paragraph" style:parent-style-name="Standard">
      <style:text-properties style:font-name="Arial" fo:language="en" fo:country="US" fo:font-weight="normal" officeooo:rsid="004bbed7" officeooo:paragraph-rsid="004bbed7" style:font-weight-asian="normal" style:font-weight-complex="normal"/>
    </style:style>
    <style:style style:name="P26" style:family="paragraph" style:parent-style-name="Standard">
      <style:text-properties style:font-name="Arial" fo:language="en" fo:country="US" fo:font-weight="normal" officeooo:rsid="004dacde" officeooo:paragraph-rsid="004dacde" style:font-weight-asian="normal" style:font-weight-complex="normal"/>
    </style:style>
    <style:style style:name="P27" style:family="paragraph" style:parent-style-name="Standard">
      <style:text-properties style:font-name="Arial" fo:language="en" fo:country="US" officeooo:rsid="0045abd8" officeooo:paragraph-rsid="0045abd8"/>
    </style:style>
    <style:style style:name="P28" style:family="paragraph" style:parent-style-name="Standard">
      <style:text-properties style:font-name="Arial" fo:language="en" fo:country="US" officeooo:rsid="004dacde" officeooo:paragraph-rsid="004dacde"/>
    </style:style>
    <style:style style:name="P29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30" style:family="paragraph" style:parent-style-name="Standard">
      <style:text-properties style:font-name="Arial" fo:font-weight="normal" officeooo:paragraph-rsid="004bbed7" style:font-weight-asian="normal" style:font-weight-complex="normal"/>
    </style:style>
    <style:style style:name="P31" style:family="paragraph" style:parent-style-name="Standard">
      <style:text-properties style:font-name="Arial1" fo:font-size="12pt" fo:language="en" fo:country="US" fo:font-weight="bold" officeooo:rsid="004bbed7" officeooo:paragraph-rsid="004bbed7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Arial1" fo:font-size="12pt" fo:language="en" fo:country="US" officeooo:rsid="0000dde2" officeooo:paragraph-rsid="001d4db8" style:font-size-asian="12pt" style:font-size-complex="12pt"/>
    </style:style>
    <style:style style:name="P33" style:family="paragraph" style:parent-style-name="Standard">
      <style:text-properties style:font-name="Arial1" fo:font-size="12pt" fo:language="en" fo:country="US" officeooo:rsid="004bbed7" officeooo:paragraph-rsid="004bbed7" style:font-size-asian="12pt" style:font-size-complex="12pt"/>
    </style:style>
    <style:style style:name="P34" style:family="paragraph" style:parent-style-name="Standard">
      <style:text-properties style:font-name="Arial1" fo:font-size="12pt" fo:language="en" fo:country="US" fo:font-weight="normal" officeooo:rsid="00314ac9" officeooo:paragraph-rsid="002828d3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Courier 9 Pitch" fo:font-size="9pt" fo:language="en" fo:country="US" fo:font-weight="bold" officeooo:rsid="00309b45" officeooo:paragraph-rsid="002828d3" style:font-size-asian="9pt" style:font-weight-asian="bold" style:font-size-complex="9pt" style:font-weight-complex="bold"/>
    </style:style>
    <style:style style:name="P36" style:family="paragraph" style:parent-style-name="Standard">
      <style:paragraph-properties fo:break-before="page"/>
      <style:text-properties style:font-name="Arial" fo:language="en" fo:country="US" fo:font-weight="bold" officeooo:rsid="003ee5f1" officeooo:paragraph-rsid="003ee5f1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Arial" fo:language="en" fo:country="US" fo:font-weight="bold" officeooo:rsid="0046df60" officeooo:paragraph-rsid="0046df60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Arial" fo:language="en" fo:country="US" fo:font-weight="bold" officeooo:rsid="004a3647" officeooo:paragraph-rsid="004a3647" style:font-weight-asian="bold" style:font-weight-complex="bold"/>
    </style:style>
    <style:style style:name="P39" style:family="paragraph" style:parent-style-name="Standard">
      <style:text-properties style:font-name="Arial1" fo:language="en" fo:country="US" officeooo:rsid="0050280a" officeooo:paragraph-rsid="001d4db8"/>
    </style:style>
    <style:style style:name="P40" style:family="paragraph" style:parent-style-name="Standard">
      <style:text-properties style:font-name="Arial" fo:language="en" fo:country="US" fo:font-weight="normal" officeooo:rsid="0046df60" officeooo:paragraph-rsid="0046df60" style:font-weight-asian="normal" style:font-weight-complex="normal"/>
    </style:style>
    <style:style style:name="P41" style:family="paragraph" style:parent-style-name="Standard">
      <style:text-properties style:font-name="Arial" fo:language="en" fo:country="US" fo:font-weight="normal" officeooo:rsid="0052bffb" officeooo:paragraph-rsid="0052bffb" style:font-weight-asian="normal" style:font-weight-complex="normal"/>
    </style:style>
    <style:style style:name="P42" style:family="paragraph" style:parent-style-name="Standard">
      <style:text-properties style:font-name="Arial" fo:language="en" fo:country="US" fo:font-weight="normal" officeooo:rsid="004828a1" officeooo:paragraph-rsid="0048dfaf" style:font-weight-asian="normal" style:font-weight-complex="normal"/>
    </style:style>
    <style:style style:name="P43" style:family="paragraph" style:parent-style-name="Standard">
      <style:text-properties style:font-name="Arial" fo:language="en" fo:country="US" fo:font-weight="normal" officeooo:rsid="005534bf" officeooo:paragraph-rsid="005534bf" style:font-weight-asian="normal" style:font-weight-complex="normal"/>
    </style:style>
    <style:style style:name="P44" style:family="paragraph" style:parent-style-name="Standard">
      <style:text-properties style:font-name="Arial" fo:language="en" fo:country="US" fo:font-weight="normal" officeooo:rsid="005603b5" officeooo:paragraph-rsid="005603b5" style:font-weight-asian="normal" style:font-weight-complex="normal"/>
    </style:style>
    <style:style style:name="P45" style:family="paragraph" style:parent-style-name="Standard">
      <style:text-properties style:font-name="Arial" fo:language="en" fo:country="US" fo:font-weight="normal" officeooo:rsid="004a3647" officeooo:paragraph-rsid="0056155d" style:font-weight-asian="normal" style:font-weight-complex="normal"/>
    </style:style>
    <style:style style:name="P46" style:family="paragraph" style:parent-style-name="Standard">
      <style:text-properties style:font-name="Arial" fo:language="en" fo:country="US" fo:font-weight="normal" officeooo:rsid="004a3647" officeooo:paragraph-rsid="00564b51" style:font-weight-asian="normal" style:font-weight-complex="normal"/>
    </style:style>
    <style:style style:name="P47" style:family="paragraph" style:parent-style-name="Standard">
      <style:text-properties style:font-name="Arial" fo:language="en" fo:country="US" fo:font-weight="normal" officeooo:rsid="0056155d" officeooo:paragraph-rsid="0056155d" style:font-weight-asian="normal" style:font-weight-complex="normal"/>
    </style:style>
    <style:style style:name="P48" style:family="paragraph" style:parent-style-name="Standard">
      <style:text-properties style:font-name="Arial" fo:language="en" fo:country="US" fo:font-weight="normal" officeooo:rsid="004bbed7" officeooo:paragraph-rsid="004bbed7" style:font-weight-asian="normal" style:font-weight-complex="normal"/>
    </style:style>
    <style:style style:name="P49" style:family="paragraph" style:parent-style-name="Standard">
      <style:text-properties style:font-name="Arial" fo:language="en" fo:country="US" style:text-underline-style="solid" style:text-underline-width="auto" style:text-underline-color="font-color" fo:font-weight="normal" officeooo:rsid="003ee5f1" officeooo:paragraph-rsid="003ee5f1" style:font-weight-asian="normal" style:font-weight-complex="normal"/>
    </style:style>
    <style:style style:name="P50" style:family="paragraph">
      <loext:graphic-properties draw:fill-color="#ffffff" draw:opacity="0%"/>
      <style:paragraph-properties fo:text-align="center"/>
    </style:style>
    <style:style style:name="P51" style:family="paragraph">
      <style:paragraph-properties fo:margin-top="0cm" fo:margin-bottom="0cm" fo:text-align="center">
        <style:tab-stops/>
      </style:paragraph-properties>
    </style:style>
    <style:style style:name="P52" style:family="paragraph">
      <style:paragraph-properties fo:margin-top="0cm" fo:margin-bottom="0cm" fo:text-align="center">
        <style:tab-stops>
          <style:tab-stop style:position="0cm" style:type="right"/>
        </style:tab-stops>
      </style:paragraph-properties>
    </style:style>
    <style:style style:name="P53" style:family="paragraph">
      <style:paragraph-properties fo:margin-top="0cm" fo:margin-bottom="0cm" fo:text-align="center">
        <style:tab-stops>
          <style:tab-stop style:position="0.283cm" style:type="right"/>
        </style:tab-stops>
      </style:paragraph-properties>
    </style:style>
    <style:style style:name="P54" style:family="paragraph">
      <loext:graphic-properties draw:fill="none" draw:fill-color="#ffffff"/>
      <style:paragraph-properties fo:margin-top="0cm" fo:margin-bottom="0cm" fo:text-align="center">
        <style:tab-stops/>
      </style:paragraph-properties>
    </style:style>
    <style:style style:name="P55" style:family="paragraph">
      <style:paragraph-properties fo:text-align="center"/>
    </style:style>
    <style:style style:name="P56" style:family="paragraph">
      <loext:graphic-properties draw:opacity="0%"/>
    </style:style>
    <style:style style:name="P57" style:family="paragraph">
      <loext:graphic-properties draw:fill="none" draw:fill-color="#ffffff"/>
      <style:paragraph-properties fo:text-align="center"/>
    </style:style>
    <style:style style:name="P58" style:family="paragraph">
      <loext:graphic-properties draw:fill="solid" draw:fill-color="#ffffff" draw:opacity="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828a1" style:font-weight-asian="normal" style:font-weight-complex="normal"/>
    </style:style>
    <style:style style:name="T3" style:family="text">
      <style:text-properties fo:font-weight="normal" officeooo:rsid="0048dce0" style:font-weight-asian="normal" style:font-weight-complex="normal"/>
    </style:style>
    <style:style style:name="T4" style:family="text">
      <style:text-properties fo:font-weight="normal" officeooo:rsid="0048dfaf" style:font-weight-asian="normal" style:font-weight-complex="normal"/>
    </style:style>
    <style:style style:name="T5" style:family="text">
      <style:text-properties fo:font-weight="normal" officeooo:rsid="004bbed7" style:font-weight-asian="normal" style:font-weight-complex="normal"/>
    </style:style>
    <style:style style:name="T6" style:family="text">
      <style:text-properties fo:font-weight="normal" officeooo:rsid="004d7f79" style:font-weight-asian="normal" style:font-weight-complex="normal"/>
    </style:style>
    <style:style style:name="T7" style:family="text">
      <style:text-properties fo:font-weight="normal" officeooo:rsid="0052bffb" style:font-weight-asian="normal" style:font-weight-complex="normal"/>
    </style:style>
    <style:style style:name="T8" style:family="text">
      <style:text-properties fo:font-weight="normal" officeooo:rsid="00573373" style:font-weight-asian="normal" style:font-weight-complex="normal"/>
    </style:style>
    <style:style style:name="T9" style:family="text">
      <style:text-properties fo:font-weight="bold" officeooo:rsid="0048dce0" style:font-weight-asian="bold" style:font-weight-complex="bold"/>
    </style:style>
    <style:style style:name="T10" style:family="text">
      <style:text-properties officeooo:rsid="0039f3c4"/>
    </style:style>
    <style:style style:name="T11" style:family="text">
      <style:text-properties fo:language="en" fo:country="US" officeooo:rsid="004bbed7"/>
    </style:style>
    <style:style style:name="T12" style:family="text">
      <style:text-properties fo:language="en" fo:country="US" fo:font-weight="bold" officeooo:rsid="004bbed7" style:font-weight-asian="bold" style:font-weight-complex="bold"/>
    </style:style>
    <style:style style:name="T13" style:family="text">
      <style:text-properties officeooo:rsid="004828a1"/>
    </style:style>
    <style:style style:name="T14" style:family="text">
      <style:text-properties officeooo:rsid="004a1352"/>
    </style:style>
    <style:style style:name="T15" style:family="text">
      <style:text-properties officeooo:rsid="004bbed7"/>
    </style:style>
    <style:style style:name="T16" style:family="text">
      <style:text-properties officeooo:rsid="0050280a"/>
    </style:style>
    <style:style style:name="T17" style:family="text">
      <style:text-properties officeooo:rsid="0052bffb"/>
    </style:style>
    <style:style style:name="T18" style:family="text">
      <style:text-properties officeooo:rsid="005534bf"/>
    </style:style>
    <style:style style:name="T19" style:family="text">
      <style:text-properties officeooo:rsid="005603b5"/>
    </style:style>
    <style:style style:name="T20" style:family="text">
      <style:text-properties officeooo:rsid="0056155d"/>
    </style:style>
    <style:style style:name="T21" style:family="text">
      <style:text-properties officeooo:rsid="00564b51"/>
    </style:style>
    <style:style style:name="T22" style:family="text">
      <style:text-properties fo:font-size="9pt" style:font-size-asian="9pt" style:font-size-complex="9pt"/>
    </style:style>
    <style:style style:name="gr1" style:family="graphic">
      <style:graphic-properties svg:stroke-color="#000000" draw:fill-color="#ffffff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79cm" draw:marker-end-width="0.379cm" draw:fill="none" draw:fill-color="#ffffff" fo:min-height="1.552cm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5cm" svg:stroke-color="#000000" draw:marker-start-width="0.381cm" draw:marker-end-width="0.381cm" draw:fill="none" draw:fill-color="#ffffff" fo:min-height="1.552cm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9cm" svg:stroke-color="#000000" draw:marker-start-width="0.39cm" draw:marker-end-width="0.39cm" draw:fill="none" draw:fill-color="#ffffff" fo:min-height="1.552cm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cm" svg:stroke-color="#000000" draw:marker-start-width="0.379cm" draw:marker-end-width="0.379cm" draw:textarea-horizontal-align="center" draw:textarea-vertical-align="middle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cm" svg:stroke-color="#000000" draw:marker-start-width="0.4cm" draw:marker-end-width="0.4cm" draw:opacity="0%" draw:textarea-horizontal-align="justify" draw:textarea-vertical-align="middle" draw:auto-grow-height="false" fo:min-height="10.178cm" fo:min-width="14.711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5cm" svg:stroke-color="#000000" draw:marker-start-width="0.381cm" draw:marker-end-width="0.381cm" draw:fill="none" draw:fill-color="#ffffff" fo:min-height="1.57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cm" svg:stroke-color="#000000" draw:marker-start-width="0.4cm" draw:marker-end-width="0.4cm" draw:fill="solid" draw:fill-color="#ffffff" draw:opacity="0%" draw:textarea-horizontal-align="justify" draw:textarea-vertical-align="middle" draw:auto-grow-height="false" fo:min-height="0.494cm" fo:min-width="2.805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0">2020 Spring </text:span>CPSC 240</text:p>
      <text:p text:style-name="P5">Midterm Test Programming: <text:span text:style-name="T16">March 17, 2020 at 12:00noon</text:span></text:p>
      <text:p text:style-name="P39"/>
      <text:p text:style-name="P35"><draw:rect text:anchor-type="paragraph" draw:z-index="0" draw:style-name="gr1" draw:text-style-name="P50" svg:width="17.604cm" svg:height="1.077cm" svg:x="-0.021cm" svg:y="0.011cm"><text:p/></draw:rect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<text:p text:style-name="P34"/>
      <text:p text:style-name="P31">Blank</text:p>
      <text:p text:style-name="P33"/>
      <text:p text:style-name="P33">If you send me an email with no attachments and the word ‘blank” in the subject line then you will receive 25% of the possible credit for this programming test.</text:p>
      <text:p text:style-name="P32"/>
      <text:p text:style-name="P28">Don’t send me both: one email with a program attached and another email with blank. <text:s/>That will be confusing. <text:s/>Send me one of the two choices.</text:p>
      <text:p text:style-name="P1"/>
      <text:p text:style-name="P1"/>
      <text:p text:style-name="P4">Problem to be solved in simple language</text:p>
      <text:p text:style-name="P2"/>
      <text:p text:style-name="P27">Make a program that <text:span text:style-name="T17">computes the length squared of an array of longs.</text:span></text:p>
      <text:p text:style-name="P2"/>
      <text:p text:style-name="P2"/>
      <text:p text:style-name="P3">Program diagram</text:p>
      <text:p text:style-name="P11"><draw:frame text:anchor-type="paragraph" draw:z-index="1" draw:name="Forma2" draw:style-name="gr2" draw:text-style-name="P54" svg:width="3.423cm" svg:height="1.571cm" svg:x="7.267cm" svg:y="0.261cm"><draw:text-box><text:p text:style-name="P51"/><text:p text:style-name="P52">Operator</text:p><text:p text:style-name="P53"><text:tab/><text:tab/> <text:s text:c="7"/><text:span text:style-name="T22">C++ or </text:span><text:span text:style-name="T22">C</text:span></text:p></draw:text-box></draw:frame><draw:frame text:anchor-type="paragraph" draw:z-index="2" draw:name="Forma2" draw:style-name="gr2" draw:text-style-name="P54" svg:width="3.423cm" svg:height="1.571cm" svg:x="7.391cm" svg:y="2.96cm"><draw:text-box><text:p text:style-name="P51"/><text:p text:style-name="P52">Control.asm</text:p><text:p text:style-name="P53"><text:tab/><text:tab/><text:tab/><text:span text:style-name="T22">X86</text:span></text:p></draw:text-box></draw:frame><draw:frame text:anchor-type="paragraph" draw:z-index="3" draw:name="Forma2" draw:style-name="gr3" draw:text-style-name="P54" svg:width="3.423cm" svg:height="1.578cm" svg:x="2.734cm" svg:y="5.81cm"><draw:text-box><text:p text:style-name="P51"/><text:p text:style-name="P52">Input_array.c</text:p><text:p text:style-name="P53"><text:tab/><text:tab/><text:tab/><text:span text:style-name="T22">C</text:span></text:p></draw:text-box></draw:frame><draw:frame text:anchor-type="paragraph" draw:z-index="4" draw:name="Forma2" draw:style-name="gr4" draw:text-style-name="P54" svg:width="3.423cm" svg:height="1.571cm" svg:x="7.391cm" svg:y="5.846cm"><draw:text-box><text:p text:style-name="P51"/><text:p text:style-name="P52">Lengthsquared.asm</text:p><text:p text:style-name="P53"><text:tab/><text:tab/><text:tab/><text:span text:style-name="T22">X86</text:span></text:p></draw:text-box></draw:frame><draw:frame text:anchor-type="paragraph" draw:z-index="5" draw:name="Forma2" draw:style-name="gr2" draw:text-style-name="P54" svg:width="3.423cm" svg:height="1.571cm" svg:x="11.783cm" svg:y="5.863cm"><draw:text-box><text:p text:style-name="P51"/><text:p text:style-name="P52">Output_array.asm</text:p><text:p text:style-name="P53"><text:tab/><text:tab/><text:tab/><text:span text:style-name="T22">X86</text:span></text:p></draw:text-box></draw:frame><draw:line text:anchor-type="paragraph" draw:z-index="6" draw:name="Forma1" draw:style-name="gr5" draw:text-style-name="P55" svg:x1="9.137cm" svg:y1="1.813cm" svg:x2="9.155cm" svg:y2="2.96cm"><text:p/></draw:line><draw:line text:anchor-type="paragraph" draw:z-index="7" draw:name="Forma3" draw:style-name="gr5" draw:text-style-name="P55" svg:x1="9.19cm" svg:y1="4.512cm" svg:x2="9.208cm" svg:y2="5.846cm"><text:p/></draw:line><draw:line text:anchor-type="paragraph" draw:z-index="8" draw:name="Forma4" draw:style-name="gr5" draw:text-style-name="P55" svg:x1="4.533cm" svg:y1="5.179cm" svg:x2="13.599cm" svg:y2="5.179cm"><text:p/></draw:line><draw:line text:anchor-type="paragraph" draw:z-index="9" draw:name="Forma5" draw:style-name="gr5" draw:text-style-name="P55" svg:x1="13.6cm" svg:y1="5.179cm" svg:x2="13.618cm" svg:y2="5.863cm"><text:p/></draw:line><draw:line text:anchor-type="paragraph" draw:z-index="10" draw:name="Forma6" draw:style-name="gr5" draw:text-style-name="P55" svg:x1="4.533cm" svg:y1="5.179cm" svg:x2="4.533cm" svg:y2="5.81cm"><text:p/></draw:line><draw:frame text:anchor-type="paragraph" draw:z-index="12" draw:name="Forma5" draw:style-name="gr7" draw:text-style-name="P57" svg:width="3.264cm" svg:height="1.595cm" svg:x="13.37cm" svg:y="0.152cm"><draw:text-box><text:p text:style-name="P55"/><text:p text:style-name="P55">Bash file</text:p></draw:text-box></draw:frame></text:p>
      <text:p text:style-name="P11"/>
      <text:p text:style-name="P13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Short descriptions of each module or function.</text:p>
      <text:p text:style-name="P12"/>
      <text:p text:style-name="P18"><text:span text:style-name="T9">Operator</text:span>: <text:s text:c="2"/>This is the main module sometimes called the driver. <text:s/>It outputs welcome messages, calls control, and output<text:span text:style-name="T13">s</text:span> farewell messages.</text:p>
      <text:p text:style-name="P37">Control:<text:span text:style-name="T1"> <text:s text:c="2"/>This is what control does.</text:span></text:p>
      <text:p text:style-name="P6"><text:span text:style-name="T1">== declares </text:span><text:span text:style-name="T3">one</text:span><text:span text:style-name="T1"> array </text:span><text:span text:style-name="T4">of qwords</text:span></text:p>
      <text:p text:style-name="P18"/>
      <text:p text:style-name="P41">== Outputs a message like the one shown in the box on the next page.</text:p>
      <text:p text:style-name="P18"/>
      <text:p text:style-name="P6"><text:span text:style-name="T1">== calls input_array to fill the </text:span><text:span text:style-name="T3">one</text:span><text:span text:style-name="T1"> array</text:span></text:p>
      <text:p text:style-name="P18"/>
      <text:p text:style-name="P6"><text:span text:style-name="T1">== calls </text:span><text:span text:style-name="T3">output</text:span><text:span text:style-name="T1">_array in order to view </text:span><text:span text:style-name="T3">that</text:span><text:span text:style-name="T2"> array</text:span></text:p>
      <text:p text:style-name="P18"/>
      <text:p text:style-name="P6"><text:span text:style-name="T1">== call</text:span><text:span text:style-name="T2">s </text:span><text:span text:style-name="T7">lengthsquared function</text:span></text:p>
      <text:p text:style-name="P21"/>
      <text:p text:style-name="P7"><text:span text:style-name="T1">== </text:span><text:span text:style-name="T7">outputs the value returned by lengthsquared along with descriptive message</text:span></text:p>
      <text:p text:style-name="P23"/>
      <text:p text:style-name="P24">== <text:span text:style-name="T17">outputs a final message stating that the computed lengthsquared will be return to caller</text:span></text:p>
      <text:p text:style-name="P24"/>
      <text:p text:style-name="P22"/>
      <text:p text:style-name="P22"/>
      <text:p text:style-name="P8">Input_array<text:span text:style-name="T1">:</text:span></text:p>
      <text:p text:style-name="P22"/>
      <text:p text:style-name="P8"><text:span text:style-name="T1">Gets numbers from the keyboard and places them in the array until the human person presses control+d. <text:s/></text:span><text:span text:style-name="T5">Does not output any messages.</text:span></text:p>
      <text:p text:style-name="P22"/>
      <text:p text:style-name="P22"/>
      <text:p text:style-name="P22"/>
      <text:p text:style-name="P9">Output_array:</text:p>
      <text:p text:style-name="P24"/>
      <text:p text:style-name="P9"><text:span text:style-name="T1">Outputs the numbers in a passed array without any descriptive messages. <text:s/></text:span><text:span text:style-name="T6">If there are descriptive message they have to come from the control function. <text:s/></text:span><text:span text:style-name="T8">Obviously you should output spaces or newlines between each number.</text:span></text:p>
      <text:p text:style-name="P24"/>
      <text:p text:style-name="P24"/>
      <text:p text:style-name="P9"/>
      <text:p text:style-name="P9"><text:span text:style-name="T17">Length_squared</text:span>:</text:p>
      <text:p text:style-name="P24"/>
      <text:p text:style-name="P41">Each number in the array is squared and all such squares are added together.</text:p>
      <text:p text:style-name="P24"><draw:custom-shape text:anchor-type="paragraph" draw:z-index="13" draw:name="Forma7" draw:style-name="gr8" draw:text-style-name="P58" svg:width="2.823cm" svg:height="0.512cm" svg:x="6.879cm" svg:y="0.462cm"><text:p/><draw:enhanced-geometry svg:viewBox="0 0 21600 21600" draw:type="rectangle" draw:enhanced-path="M 0 0 L 21600 0 21600 21600 0 21600 0 0 Z N"/></draw:custom-shape></text:p>
      <text:p text:style-name="P24">Example: <text:s/><text:span text:style-name="T17">Suppose t</text:span>he array is <text:s/>A = <text:s text:c="3"/>8 <text:s text:c="2"/>3 <text:s text:c="2"/>-1 <text:s text:c="2"/>5 <text:s text:c="2"/></text:p>
      <text:p text:style-name="P24"/>
      <text:p text:style-name="P24"><text:span text:style-name="T17">Then the Length_squared of </text:span>A <text:span text:style-name="T17">is</text:span> <text:s text:c="3"/><text:span text:style-name="T17">8</text:span>*<text:span text:style-name="T17">8 + 3*3 + (-1)*(-1) + 5*5 <text:s text:c="2"/>= <text:s text:c="2"/>99.</text:span></text:p>
      <text:p text:style-name="P24"/>
      <text:p text:style-name="P43">The number 99 will be returned to the caller.</text:p>
      <text:p text:style-name="P43"/>
      <text:p text:style-name="P43">This function does not output anything to the monitor (sometimes called standard out).</text:p>
      <text:p text:style-name="P43"/>
      <text:p text:style-name="P47">Don’t forget: the lengthsquared of the empty array is zero.</text:p>
      <text:p text:style-name="P36">Sample execution</text:p>
      <text:p text:style-name="P49"/>
      <text:p text:style-name="P15"/>
      <text:p text:style-name="P15">Welcome to CPSC 240 <text:span text:style-name="T14">Midterm program</text:span> brought to you by <text:span text:style-name="T18">Maria Sanchez.</text:span></text:p>
      <text:p text:style-name="P15"><draw:custom-shape text:anchor-type="paragraph" draw:z-index="11" draw:name="Forma4" draw:style-name="gr6" draw:text-style-name="P56" svg:width="14.729cm" svg:height="10.196cm" svg:x="-0.018cm" svg:y="0.254cm"><text:p/><draw:enhanced-geometry svg:viewBox="0 0 21600 21600" draw:type="rectangle" draw:enhanced-path="M 0 0 L 21600 0 21600 21600 0 21600 0 0 Z N"/></draw:custom-shape></text:p>
      <text:p text:style-name="P16">The <text:span text:style-name="T14">control function will help you.</text:span></text:p>
      <text:p text:style-name="P16">Input your integer data with white space separating each number.</text:p>
      <text:p text:style-name="P16">Press &lt;enter&gt; followed by Cntl+D to terminate.</text:p>
      <text:p text:style-name="P16">13</text:p>
      <text:p text:style-name="P16">10</text:p>
      <text:p text:style-name="P16">-4</text:p>
      <text:p text:style-name="P16">27</text:p>
      <text:p text:style-name="P16">33</text:p>
      <text:p text:style-name="P16">19</text:p>
      <text:p text:style-name="P16">&lt;cntl+d&gt;</text:p>
      <text:p text:style-name="P16"/>
      <text:p text:style-name="P16"><text:span text:style-name="T14">This is the inputted array: <text:s/></text:span>13 10 -4 27 33 19</text:p>
      <text:p text:style-name="P16"/>
      <text:p text:style-name="P43">The length squared of this array is <text:span text:style-name="T19">2464</text:span></text:p>
      <text:p text:style-name="P19"/>
      <text:p text:style-name="P44">The control program will now send the length to the main driver.</text:p>
      <text:p text:style-name="P19"/>
      <text:p text:style-name="P44">Main has received this number 2464</text:p>
      <text:p text:style-name="P19"/>
      <text:p text:style-name="P19">The control function will now return to the caller. <text:s/>Bye.</text:p>
      <text:p text:style-name="P16"/>
      <text:p text:style-name="P16">The driver received this value: <text:span text:style-name="T14">2464</text:span>.</text:p>
      <text:p text:style-name="P16">Have a nice day. <text:s/>The program will return control to the operating system.</text:p>
      <text:p text:style-name="P16"/>
      <text:p text:style-name="P16">//End of sample execution.</text:p>
      <text:p text:style-name="P16"/>
      <text:p text:style-name="P16"/>
      <text:p text:style-name="P16"/>
      <text:p text:style-name="P16"/>
      <text:p text:style-name="P10">Professionalism?</text:p>
      <text:p text:style-name="P20"/>
      <text:p text:style-name="P45">It is not necessary <text:span text:style-name="T15">to be highly professional</text:span> in this test program. <text:s/>You have limited time. <text:s/>Make a program that works. <text:s/>Make it professional looking after the test. <text:s/></text:p>
      <text:p text:style-name="P45"/>
      <text:p text:style-name="P45"><text:span text:style-name="T20">Do include your name and today’s date, March 17, 2020, on each file.</text:span></text:p>
      <text:p text:style-name="P38">Partial credit</text:p>
      <text:p text:style-name="P20"/>
      <text:p text:style-name="P20">The function <text:span text:style-name="T20">lengthsquared</text:span> is probably the hardest part of this program. <text:s text:c="2"/>If you can’t make the <text:span text:style-name="T20">lengthsquared</text:span> in assembly then make it in C++ (or C) and produce a working program. <text:s/>Send me the working program.</text:p>
      <text:p text:style-name="P17"/>
      <text:p text:style-name="P17"/>
      <text:p text:style-name="P20">If you think control is too difficult to program in X86 then use C++ to create control. <text:s/>[Control may look complex but it really <text:span text:style-name="T20">isn’t much different from homework functions.</text:span>]</text:p>
      <text:p text:style-name="P20"/>
      <text:p text:style-name="P20"/>
      <text:p text:style-name="P46">If <text:span text:style-name="T20">lengthsquared</text:span> is too hard for you think of something else you can do. <text:s/><text:span text:style-name="T21">Maybe you make a function that picks out all the even numbers in an array.</text:span></text:p>
      <text:p text:style-name="P46"/>
      <text:p text:style-name="P46"><text:span text:style-name="T21">Your job is to c</text:span>onvince me that you are a<text:span text:style-name="T21">n assembly</text:span> programmer in some way.</text:p>
      <text:p text:style-name="P20"/>
      <text:p text:style-name="P20"/>
      <text:p text:style-name="P20"/>
      <text:p text:style-name="P20"/>
      <text:p text:style-name="P20"/>
      <text:p text:style-name="P26"/>
      <text:p text:style-name="P26">Time limit: <text:s/>Send me your answers by 2:00<text:span text:style-name="T21">pm</text:span>.</text:p>
      <text:p text:style-name="P20"/>
      <text:p text:style-name="P20"/>
      <text:p text:style-name="P10">When you’re done</text:p>
      <text:p text:style-name="P20"/>
      <text:p text:style-name="P20">Email to me your 6 source files. <text:s/><text:span text:style-name="T15">One of them is a Bash file. <text:s/>Send to </text:span></text:p>
      <text:p text:style-name="P20"/>
      <text:p text:style-name="P30"><text:span text:style-name="T12"><text:tab/>holliday@fullerton.edu</text:span><text:span text:style-name="T11"> </text:span></text:p>
      <text:p text:style-name="P25"/>
      <text:p text:style-name="P25">Remember to use 2 L’s in my name and in fullerton.</text:p>
      <text:p text:style-name="P25"/>
      <text:p text:style-name="P25"/>
      <text:p text:style-name="P25"/>
      <text:p text:style-name="P25"/>
      <text:p text:style-name="P25"><text:span text:style-name="T21">C</text:span>heck the daily log file <text:span text:style-name="T21">from time to time</text:span>. <text:s/>I will post updates there to inform you about what will happen to this class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9 Pitch" svg:font-family="'Courier 9 Pitch'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2:21:24</meta:creation-date>
    <dc:date>2020-03-16T20:36:45.277682826</dc:date>
    <meta:editing-duration>PT10H4M48S</meta:editing-duration>
    <meta:editing-cycles>89</meta:editing-cycles>
    <meta:generator>LibreOffice/6.2.8.2$Linux_X86_64 LibreOffice_project/20$Build-2</meta:generator>
    <meta:print-date>2020-03-16T06:19:43.308547976</meta:print-date>
    <meta:document-statistic meta:table-count="0" meta:image-count="0" meta:object-count="0" meta:page-count="4" meta:paragraph-count="64" meta:word-count="690" meta:character-count="3990" meta:non-whitespace-character-count="3313"/>
  </office:meta>
</office:document-meta>
</file>